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paragraph-properties fo:line-height="150%" fo:text-align="center" style:justify-single-word="false"/>
      <style:text-properties style:font-name="Liberation Mono" fo:font-size="12pt" style:font-size-asian="12pt" style:font-size-complex="12pt"/>
    </style:style>
    <style:style style:name="P2" style:family="paragraph" style:parent-style-name="Preformatted_20_Text">
      <style:paragraph-properties fo:line-height="150%" fo:text-align="justify" style:justify-single-word="false"/>
      <style:text-properties style:font-name="Liberation Mono" fo:font-size="12pt" style:font-size-asian="12pt" style:font-size-complex="12pt"/>
    </style:style>
    <style:style style:name="P3" style:family="paragraph" style:parent-style-name="Preformatted_20_Text">
      <style:paragraph-properties fo:line-height="150%" fo:text-align="justify" style:justify-single-word="false"/>
      <style:text-properties style:font-name="Liberation Mono" fo:font-size="12pt" officeooo:paragraph-rsid="000797c0" style:font-size-asian="12pt" style:font-size-complex="12pt"/>
    </style:style>
    <style:style style:name="P4" style:family="paragraph" style:parent-style-name="Preformatted_20_Text">
      <style:paragraph-properties fo:line-height="150%" fo:text-align="justify" style:justify-single-word="false"/>
      <style:text-properties style:font-name="Liberation Mono" fo:font-size="12pt" officeooo:paragraph-rsid="0008f547" style:font-size-asian="12pt" style:font-size-complex="12pt"/>
    </style:style>
    <style:style style:name="P5" style:family="paragraph" style:parent-style-name="Preformatted_20_Text">
      <style:paragraph-properties fo:line-height="150%" fo:text-align="justify" style:justify-single-word="false"/>
      <style:text-properties style:font-name="Liberation Mono" fo:font-size="12pt" officeooo:paragraph-rsid="001054c2" style:font-size-asian="12pt" style:font-size-complex="12pt"/>
    </style:style>
    <style:style style:name="P6" style:family="paragraph" style:parent-style-name="Preformatted_20_Text">
      <style:paragraph-properties fo:line-height="150%" fo:text-align="justify" style:justify-single-word="false"/>
      <style:text-properties style:font-name="Liberation Mono" fo:font-size="12pt" officeooo:paragraph-rsid="0001535b" style:font-size-asian="12pt" style:font-size-complex="12pt"/>
    </style:style>
    <style:style style:name="P7" style:family="paragraph" style:parent-style-name="Preformatted_20_Text">
      <style:paragraph-properties fo:line-height="150%" fo:text-align="justify" style:justify-single-word="false"/>
      <style:text-properties style:font-name="Liberation Mono" fo:font-size="12pt" officeooo:rsid="0010e947" officeooo:paragraph-rsid="001baa12" style:font-size-asian="12pt" style:font-size-complex="12pt"/>
    </style:style>
    <style:style style:name="P8" style:family="paragraph" style:parent-style-name="Preformatted_20_Text">
      <style:paragraph-properties fo:line-height="150%" fo:text-align="justify" style:justify-single-word="false"/>
      <style:text-properties style:font-name="Liberation Mono" fo:font-size="12pt" officeooo:rsid="001baa12" officeooo:paragraph-rsid="001baa12" style:font-size-asian="12pt" style:font-size-complex="12pt"/>
    </style:style>
    <style:style style:name="P9" style:family="paragraph" style:parent-style-name="Preformatted_20_Text">
      <style:paragraph-properties fo:line-height="150%" fo:text-align="justify" style:justify-single-word="false"/>
      <style:text-properties style:font-name="Liberation Mono" fo:font-size="12pt" officeooo:rsid="001f6227" officeooo:paragraph-rsid="001f6227" style:font-size-asian="12pt" style:font-size-complex="12pt"/>
    </style:style>
    <style:style style:name="P10" style:family="paragraph" style:parent-style-name="Preformatted_20_Text">
      <style:paragraph-properties fo:line-height="150%" fo:text-align="justify" style:justify-single-word="false"/>
      <style:text-properties style:font-name="Liberation Mono" fo:font-size="12pt" fo:font-weight="normal" officeooo:rsid="00152db7" officeooo:paragraph-rsid="001baa12" style:font-size-asian="12pt" style:font-weight-asian="normal" style:font-size-complex="12pt" style:font-weight-complex="normal"/>
    </style:style>
    <style:style style:name="P11" style:family="paragraph" style:parent-style-name="Preformatted_20_Text">
      <style:paragraph-properties fo:line-height="150%" fo:text-align="justify" style:justify-single-word="false"/>
      <style:text-properties style:font-name="Liberation Mono" fo:font-size="12pt" fo:font-style="normal" officeooo:rsid="0015a010" officeooo:paragraph-rsid="0001535b" style:font-size-asian="12pt" style:font-style-asian="normal" style:font-size-complex="12pt" style:font-style-complex="normal"/>
    </style:style>
    <style:style style:name="P12" style:family="paragraph" style:parent-style-name="Preformatted_20_Text">
      <style:paragraph-properties fo:line-height="150%" fo:text-align="justify" style:justify-single-word="false" fo:break-before="page"/>
      <style:text-properties style:font-name="Liberation Mono" fo:font-size="12pt" fo:font-style="normal" officeooo:rsid="0015a010" officeooo:paragraph-rsid="0001535b" style:font-size-asian="12pt" style:font-style-asian="normal" style:font-size-complex="12pt" style:font-style-complex="normal"/>
    </style:style>
    <style:style style:name="P13" style:family="paragraph" style:parent-style-name="Preformatted_20_Text">
      <style:paragraph-properties fo:line-height="150%" fo:text-align="justify" style:justify-single-word="false"/>
      <style:text-properties style:font-name="Liberation Mono" fo:font-size="12pt" fo:font-style="normal" officeooo:rsid="0005613c" style:font-size-asian="12pt" style:font-style-asian="normal" style:font-size-complex="12pt" style:font-style-complex="normal"/>
    </style:style>
    <style:style style:name="P14" style:family="paragraph" style:parent-style-name="Preformatted_20_Text">
      <style:paragraph-properties fo:line-height="150%" fo:text-align="justify" style:justify-single-word="false"/>
      <style:text-properties style:font-name="Liberation Mono" fo:font-size="12pt" fo:font-style="normal" officeooo:rsid="001f6227" officeooo:paragraph-rsid="001f6227" style:font-size-asian="12pt" style:font-style-asian="normal" style:font-size-complex="12pt" style:font-style-complex="normal"/>
    </style:style>
    <style:style style:name="P15" style:family="paragraph" style:parent-style-name="Preformatted_20_Text" style:list-style-name="L1">
      <style:paragraph-properties fo:line-height="150%" fo:text-align="justify" style:justify-single-word="false"/>
      <style:text-properties style:font-name="Liberation Mono" fo:font-size="12pt" officeooo:rsid="00093f2f" officeooo:paragraph-rsid="00093f2f" style:font-size-asian="12pt" style:font-size-complex="12pt"/>
    </style:style>
    <style:style style:name="P16" style:family="paragraph" style:parent-style-name="Preformatted_20_Text" style:list-style-name="L1">
      <style:paragraph-properties fo:line-height="150%" fo:text-align="justify" style:justify-single-word="false"/>
      <style:text-properties style:font-name="Liberation Mono" fo:font-size="12pt" officeooo:rsid="000b274d" officeooo:paragraph-rsid="000b274d" style:font-size-asian="12pt" style:font-size-complex="12pt"/>
    </style:style>
    <style:style style:name="P17" style:family="paragraph" style:parent-style-name="Preformatted_20_Text" style:list-style-name="L1">
      <style:paragraph-properties fo:line-height="150%" fo:text-align="justify" style:justify-single-word="false"/>
      <style:text-properties style:font-name="Liberation Mono" fo:font-size="12pt" officeooo:paragraph-rsid="000dbaaa" style:font-size-asian="12pt" style:font-size-complex="12pt"/>
    </style:style>
    <style:style style:name="P18" style:family="paragraph" style:parent-style-name="Preformatted_20_Text">
      <style:paragraph-properties fo:line-height="150%" fo:text-align="justify" style:justify-single-word="false"/>
      <style:text-properties style:font-name="Liberation Mono" fo:font-size="12pt" officeooo:rsid="0010e947" officeooo:paragraph-rsid="001baa12" style:font-size-asian="12pt" style:font-size-complex="12pt"/>
    </style:style>
    <style:style style:name="P19" style:family="paragraph" style:parent-style-name="Preformatted_20_Text">
      <style:paragraph-properties fo:line-height="150%" fo:text-align="justify" style:justify-single-word="false" fo:break-before="page"/>
      <style:text-properties style:font-name="Liberation Mono" fo:font-size="12pt" fo:font-style="normal" officeooo:rsid="001f6227" officeooo:paragraph-rsid="001f6227" style:font-size-asian="12pt" style:font-style-asian="normal" style:font-size-complex="12pt" style:font-style-complex="normal"/>
    </style:style>
    <style:style style:name="T1" style:family="text">
      <style:text-properties officeooo:rsid="0001535b"/>
    </style:style>
    <style:style style:name="T2" style:family="text">
      <style:text-properties fo:font-style="italic" officeooo:rsid="0001535b" style:font-style-asian="italic" style:font-style-complex="italic"/>
    </style:style>
    <style:style style:name="T3" style:family="text">
      <style:text-properties fo:font-style="italic" officeooo:rsid="0005613c" style:font-style-asian="italic" style:font-style-complex="italic"/>
    </style:style>
    <style:style style:name="T4" style:family="text">
      <style:text-properties fo:font-style="italic" officeooo:rsid="0008a0c5"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1535b" style:font-style-asian="normal" style:font-style-complex="normal"/>
    </style:style>
    <style:style style:name="T7" style:family="text">
      <style:text-properties fo:font-style="normal" officeooo:rsid="0005613c" style:font-style-asian="normal" style:font-style-complex="normal"/>
    </style:style>
    <style:style style:name="T8" style:family="text">
      <style:text-properties fo:font-style="normal" officeooo:rsid="0008a0c5" style:font-style-asian="normal" style:font-style-complex="normal"/>
    </style:style>
    <style:style style:name="T9" style:family="text">
      <style:text-properties fo:font-style="normal" officeooo:rsid="0008f547" style:font-style-asian="normal" style:font-style-complex="normal"/>
    </style:style>
    <style:style style:name="T10" style:family="text">
      <style:text-properties fo:font-style="normal" officeooo:rsid="0015a010" style:font-style-asian="normal" style:font-style-complex="normal"/>
    </style:style>
    <style:style style:name="T11" style:family="text">
      <style:text-properties fo:font-style="normal" officeooo:rsid="00175736" style:font-style-asian="normal" style:font-style-complex="normal"/>
    </style:style>
    <style:style style:name="T12" style:family="text">
      <style:text-properties fo:font-style="normal" fo:font-weight="bold" officeooo:rsid="0008f547" style:font-style-asian="normal" style:font-weight-asian="bold" style:font-style-complex="normal" style:font-weight-complex="bold"/>
    </style:style>
    <style:style style:name="T13" style:family="text">
      <style:text-properties fo:font-style="normal" fo:font-weight="normal" officeooo:rsid="0008f547" style:font-style-asian="normal" style:font-weight-asian="normal" style:font-style-complex="normal" style:font-weight-complex="normal"/>
    </style:style>
    <style:style style:name="T14" style:family="text">
      <style:text-properties officeooo:rsid="0005613c"/>
    </style:style>
    <style:style style:name="T15" style:family="text">
      <style:text-properties officeooo:rsid="000797c0"/>
    </style:style>
    <style:style style:name="T16" style:family="text">
      <style:text-properties officeooo:rsid="0008a0c5"/>
    </style:style>
    <style:style style:name="T17" style:family="text">
      <style:text-properties officeooo:rsid="000b7574"/>
    </style:style>
    <style:style style:name="T18" style:family="text">
      <style:text-properties officeooo:rsid="000dbaaa"/>
    </style:style>
    <style:style style:name="T19" style:family="text">
      <style:text-properties fo:font-weight="bold" officeooo:rsid="000dbaaa" style:font-weight-asian="bold" style:font-weight-complex="bold"/>
    </style:style>
    <style:style style:name="T20" style:family="text">
      <style:text-properties fo:font-weight="bold" officeooo:rsid="001238c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dbaaa" style:font-weight-asian="normal" style:font-weight-complex="normal"/>
    </style:style>
    <style:style style:name="T23" style:family="text">
      <style:text-properties fo:font-weight="normal" officeooo:rsid="001238cf" style:font-weight-asian="normal" style:font-weight-complex="normal"/>
    </style:style>
    <style:style style:name="T24" style:family="text">
      <style:text-properties officeooo:rsid="001054c2"/>
    </style:style>
    <style:style style:name="T25" style:family="text">
      <style:text-properties officeooo:rsid="00152db7"/>
    </style:style>
    <style:style style:name="T26" style:family="text">
      <style:text-properties officeooo:rsid="001f6227"/>
    </style:style>
    <style:style style:name="fr1"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O – <text:span text:style-name="T26">Titulación por Tesis</text:span></text:p>
      <text:p text:style-name="P2"><text:span text:style-name="T14">Título: Desarrollo de códigos para el diseño de mallas para el análisis de perfiles aerodinámicos con superficies hipersustentadoras tipo </text:span><text:span text:style-name="T3">flaps</text:span><text:span text:style-name="T7">.</text:span></text:p>
      <text:p text:style-name="P13"/>
      <text:p text:style-name="P9"><text:span text:style-name="T7">P</text:span><text:span text:style-name="T5">resenta: Marco Antonio Cardoso Moreno</text:span></text:p>
      <text:p text:style-name="P14">Carrera: Ingeniería Aeronáutica</text:p>
      <text:p text:style-name="P14">Boleta: 2013370418</text:p>
      <text:p text:style-name="P19"/>
      <text:p text:style-name="P3">Resúmen: el presente trabajo contempla el desarrollo <text:span text:style-name="T15">de códigos númericos para la generación de mallas que sean útiles en el análisis de perfiles aerodinámicos con flaps inmersos en diferentes flujos. Se analiza la generación de mallas mediante ecuaciones algebráicas y ecuaciones diferenciales parciales. Dentro de los métodos de generación de mallas a partir de ecuaciones diferenciales parciales, se exploran diferentes algoritmos numéricos para un mismo tipo de ecuación.</text:span></text:p>
      <text:p text:style-name="P2"/>
      <text:p text:style-name="P10">Planteamiento del problema: <text:span text:style-name="T24"><text:s/>La dinámica de fluidos computacional es una rama de estudio que ha generado mucho interés y por lo tanto ha tenido un desarrollo muy importante y de manera acelerada en los últimos tiempos. La principal razón de esto, es que presenta varias ventajas con respecto a sus contrapartes analítica y experimental. Por un lado, la evaluación de flujos de manera analítica resulta muy complicada en la mayoría de casos de interés real (a pesar de las simplificaciones teóricas que se le apliquen al modelo de flujo), por otro lado, la rama experimental aunque permite obtener resultados de flujos que analíticamente serían díficiles de obtener, es una rama que consume mucho tiempo y recursos.</text:span></text:p>
      <text:p text:style-name="P7"><text:span text:style-name="T21">Es por estas razones que la dinámica de fluidos computacional brilla con luz propia. </text:span><text:span text:style-name="T23">Dentro del mundo de la CFD, un proceso muy importante es la </text:span><text:span text:style-name="T20">generación de mallas</text:span><text:span text:style-name="T23">. Es un proceso tan importante que se ha vuelto un tema por sí solo para el cual hay diversos textos que se enfocan específicamente en él, incluso puede llegar a considerarse una parte igual o más importante aún que el algoritmo de análisis de flujo, dado que la calidad de la solución depende en gran parte de la calidad de la malla.</text:span></text:p>
      <text:p text:style-name="P7"><text:span text:style-name="T23"/></text:p>
      <text:p text:style-name="P2">Objetivo general: <text:span text:style-name="T16">diseñar una paquetería de </text:span><text:span text:style-name="T4">software </text:span><text:span text:style-name="T8">que permita generar mallas a través de diferentes métodos y algoritmos, que se ajusten a la geometría de un perfil aerodinámico con </text:span><text:span text:style-name="T4">flaps</text:span><text:span text:style-name="T8"> y que </text:span><text:soft-page-break/><text:span text:style-name="T8">resulten viables para realizar análisis de dinámica de fluidos computacional sobre dichas mallas. </text:span><text:span text:style-name="T9">El desarrollo completo se realizará en lenguaje </text:span><text:span text:style-name="T12">Python3</text:span><text:span text:style-name="T13">, y se publicará con la ideología de software libre, lo que permite que la comunidad pueda ser participe en el desarrollo de nuevos módulos y métodos para los cuales el presente trabajo pueda servir de cimiento.</text:span></text:p>
      <text:p text:style-name="P2"/>
      <text:p text:style-name="P4">Objetivos particulares:</text:p>
      <text:list xml:id="list2200923656" text:style-name="L1">
        <text:list-item>
          <text:p text:style-name="P15">Realizar un módulo que genere la nube de puntos de perfiles NACA de la serie de 4 dígitos. Así mismo, proporcionar la funcionalidad adecuada para que el usuario pueda importar la nube de puntos que describa cualquier otro perfil deaseado.</text:p>
        </text:list-item>
        <text:list-item>
          <text:p text:style-name="P15">Realizar un módulo que modifique la nube de puntos característica del perfil, agregándole la información correspondiente al flap utilizado. Se consideran diferentes tipos de flaps.</text:p>
        </text:list-item>
        <text:list-item>
          <text:p text:style-name="P16">Desarrollar módulos para generar las mallas alrededor de la nube de puntos proporcionada. <text:span text:style-name="T17">Se contemplan variadas tipologías, como lo son las mallas tipo “O” y las mallas tipo “C”, analizando sus ventajas y desventajas, así como una comparación entre las tipologías. Las mallas serán generadas mediante varios enfoques, como pueden ser la generación por ecuaciones algebráicas y por ecuaciones diferenciales parciales (elípticas, parabólicas e hiperbólicas).</text:span></text:p>
        </text:list-item>
        <text:list-item>
          <text:p text:style-name="P17"><text:span text:style-name="T18">Llevar a cabo diferentes análisis, ya sea en el software de código libre </text:span><text:span text:style-name="T19">SU2</text:span><text:span text:style-name="T22"> o mediante el desarrollo de un módulo propio que realice el análisis correspondiente mediante flujo potencial. Esto con el proposito de probar las mallas y darles una aplicación de interés real.</text:span></text:p>
        </text:list-item>
      </text:list>
      <text:p text:style-name="P5"/>
      <text:p text:style-name="P2">Justificación: <text:span text:style-name="T25">Es aquí donde el presente trabajo encuentra su razón de ser. Gracias a sus diversas ventajas, el desarrollo de software de dinámica de fluidos ha ido en aumento, tanto software privativo como </text:span><text:soft-page-break/><text:span text:style-name="T25">de código abierto, sin embargo, México se ha limitado únicamente a ser usuario de la oferta existente, sin formar parte activa en los avances técnicos de la rama. Este trabajo pretende fomentar el interés en el desarrollo de herramientas, que eventualmente permitan a la institución posicionarse como un referente en el área de la simulación numérica.</text:span></text:p>
      <text:p text:style-name="P2"/>
      <text:p text:style-name="P6">Metodología: la metodología empleada en este proyecto es la metodología cuantitativa. Se investiga en diversas fuentes de literatura científica ampliamente aceptadas en el ámbito, sobre los métodos existentes que ayuden a realizar <text:span text:style-name="T1">los</text:span> <text:span text:style-name="T1">objetivos</text:span> propuesto<text:span text:style-name="T1">s</text:span>, así como todas sus implicaciones y condiciones necesarias. <text:span text:style-name="T1">Sumado a esto, se consultarán diversas fuentes tales como </text:span><text:span text:style-name="T2">papers</text:span><text:span text:style-name="T6"> científicos que proporcionen una visión más aguda sobre temas esepecíficos, y que puedan brindar soluciones o adaptaciones concretas. </text:span><text:span text:style-name="T10">Se </text:span><text:span text:style-name="T11">realizará una comparación entre</text:span><text:span text:style-name="T10"> diferentes tipos de mallas, ya sea por el número de nodos, por la densidad de los mismos en ciertas regiones del flujo, así como por el método de generación empleado.</text:span></text:p>
      <text:p text:style-name="P11"/>
      <text:p text:style-name="P12"/>
      <text:p text:style-name="P8"><draw:frame draw:style-name="fr1" draw:name="Object1" text:anchor-type="paragraph" svg:y="1.8591in" svg:width="7.7484in" svg:height="4.3575in" draw:z-index="0"><draw:object xlink:href="./Object 1" xlink:type="simple" xlink:show="embed" xlink:actuate="onLoad"/><draw:image xlink:href="./ObjectReplacements/Object 1" xlink:type="simple" xlink:show="embed" xlink:actuate="onLoad"/></draw:frame><text:span text:style-name="T10">P</text:span><text:span text:style-name="T5">laneación del Proyecto. Diagrama de Gan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4T15:04:05.782359282</dc:date>
    <meta:editing-duration>PT4H12M51S</meta:editing-duration>
    <meta:editing-cycles>24</meta:editing-cycles>
    <meta:generator>LibreOffice/6.0.7.3$Linux_X86_64 LibreOffice_project/00m0$Build-3</meta:generator>
    <meta:document-statistic meta:table-count="0" meta:image-count="0" meta:object-count="1" meta:page-count="5" meta:paragraph-count="17" meta:word-count="780" meta:character-count="5001" meta:non-whitespace-character-count="42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month number:style="long"/>
      <number:text>/</number:text>
      <number:day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617" chart:origin="0" chart:interval-major="7" chart:interval-minor-divisor="1" chart:reverse-direction="false" text:line-break="false" loext:try-staggering-first="false" chart:link-data-style-to-source="false" chart:axis-position="1"/>
      <style:graphic-properties svg:stroke-color="#b3b3b3"/>
      <style:text-properties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7">
      <style:chart-properties chart:link-data-style-to-source="true"/>
      <style:graphic-properties draw:stroke="none" draw:fill-color="#21409a"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81cm" svg:height="11.068cm" xlink:href="." xlink:type="simple" chart:class="chart:bar" chart:style-name="ch1">
        <chart:plot-area chart:style-name="ch2" chart:data-source-has-labels="both" svg:x="0.393cm" svg:y="0.221cm" svg:width="18.895cm" svg:height="10.626cm">
          <chartooo:coordinate-region svg:x="3.581cm" svg:y="1.335cm" svg:width="14.938cm" svg:height="9.512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de Inicio</text:p>
              </table:table-cell>
              <table:table-cell office:value-type="string">
                <text:p>Duración</text:p>
              </table:table-cell>
            </table:table-row>
          </table:table-header-rows>
          <table:table-rows>
            <table:table-row>
              <table:table-cell office:value-type="string">
                <text:p>Módulo de Perfiles</text:p>
              </table:table-cell>
              <table:table-cell office:value-type="float" office:value="43619">
                <text:p>43619</text:p>
              </table:table-cell>
              <table:table-cell office:value-type="float" office:value="14">
                <text:p>14</text:p>
              </table:table-cell>
            </table:table-row>
            <table:table-row>
              <table:table-cell office:value-type="string">
                <text:p>Adición de flaps</text:p>
              </table:table-cell>
              <table:table-cell office:value-type="float" office:value="43633">
                <text:p>43633</text:p>
              </table:table-cell>
              <table:table-cell office:value-type="float" office:value="5">
                <text:p>5</text:p>
              </table:table-cell>
            </table:table-row>
            <table:table-row>
              <table:table-cell office:value-type="string">
                <text:p>Mallas algebráicas</text:p>
              </table:table-cell>
              <table:table-cell office:value-type="float" office:value="43640">
                <text:p>43640</text:p>
              </table:table-cell>
              <table:table-cell office:value-type="float" office:value="14">
                <text:p>14</text:p>
              </table:table-cell>
            </table:table-row>
            <table:table-row>
              <table:table-cell office:value-type="string">
                <text:p>Mallas elípticas</text:p>
              </table:table-cell>
              <table:table-cell office:value-type="float" office:value="43654">
                <text:p>43654</text:p>
              </table:table-cell>
              <table:table-cell office:value-type="float" office:value="21">
                <text:p>21</text:p>
              </table:table-cell>
            </table:table-row>
            <table:table-row>
              <table:table-cell office:value-type="string">
                <text:p>Mallas hiperbólicas</text:p>
              </table:table-cell>
              <table:table-cell office:value-type="float" office:value="43675">
                <text:p>43675</text:p>
              </table:table-cell>
              <table:table-cell office:value-type="float" office:value="21">
                <text:p>21</text:p>
              </table:table-cell>
            </table:table-row>
            <table:table-row>
              <table:table-cell office:value-type="string">
                <text:p>Mallas parabólicas</text:p>
              </table:table-cell>
              <table:table-cell office:value-type="float" office:value="43696">
                <text:p>43696</text:p>
              </table:table-cell>
              <table:table-cell office:value-type="float" office:value="21">
                <text:p>21</text:p>
              </table:table-cell>
            </table:table-row>
            <table:table-row>
              <table:table-cell office:value-type="string">
                <text:p>Análisis de flujos</text:p>
              </table:table-cell>
              <table:table-cell office:value-type="float" office:value="43717">
                <text:p>43717</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